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dmovie">
        <table:table-row>
          <table:table-cell office:value-type="string">
            <text:p>Overloaded(2018)</text:p>
          </table:table-cell>
          <table:table-cell office:value-type="string">
            <text:p>Hollywood</text:p>
          </table:table-cell>
          <table:table-cell office:value-type="string">
            <text:p>various</text:p>
          </table:table-cell>
          <table:table-cell office:value-type="string">
            <text:p>A small group of American soldiers find horror behind enemy lines on the eve of D-Day.</text:p>
          </table:table-cell>
        </table:table-row>
      </table:table>
      <table:table table:name="admin">
        <table:table-row>
          <table:table-cell office:value-type="string">
            <text:p>admin</text:p>
          </table:table-cell>
          <table:table-cell office:value-type="string">
            <text:p>admin</text:p>
          </table:table-cell>
        </table:table-row>
      </table:table>
      <table:table table:name="employee">
        <table:table-row>
          <table:table-cell office:value-type="string">
            <text:p>Diljot Singh</text:p>
          </table:table-cell>
          <table:table-cell office:value-type="string">
            <text:p>diljots99@gmail.com</text:p>
          </table:table-cell>
          <table:table-cell office:value-type="string">
            <text:p>123456789</text:p>
          </table:table-cell>
          <table:table-cell office:value-type="string">
            <text:p>sirhind</text:p>
          </table:table-cell>
          <table:table-cell office:value-type="string">
            <text:p>Marketing</text:p>
          </table:table-cell>
          <table:table-cell office:value-type="string">
            <text:p>Single</text:p>
          </table:table-cell>
          <table:table-cell office:value-type="string">
            <text:p>Male</text:p>
          </table:table-cell>
          <table:table-cell office:value-type="string">
            <text:p>password</text:p>
          </table:table-cell>
          <table:table-cell office:value-type="string">
            <text:p>24 Jun, 1999</text:p>
          </table:table-cell>
          <table:table-cell office:value-type="string">
            <text:p>Punjab (PB)</text:p>
          </table:table-cell>
          <table:table-cell office:value-type="string">
            <text:p>12345</text:p>
          </table:table-cell>
          <table:table-cell office:value-type="string">
            <text:p>111122223333</text:p>
          </table:table-cell>
        </table:table-row>
      </table:table>
      <table:table table:name="price">
        <table:table-row>
          <table:table-cell office:value-type="string">
            <text:p>Overloaded(2018)</text:p>
          </table:table-cell>
          <table:table-cell office:value-type="string">
            <text:p>Hollywood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4</meta:generator>
    <meta:initial-creator>phpMyAdmin 4.8.4</meta:initial-creator>
    <meta:creation-date>2019-02-05T16:09:05</meta:creation-date>
  </office:meta>
</office:document-meta>
</file>